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5.0854in"/>
    </style:style>
    <style:style style:name="co5" style:family="table-column">
      <style:table-column-properties fo:break-before="auto" style:column-width="4.5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2.9744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3.285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text-position="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  <style:text-properties style:text-position=""/>
    </style:style>
    <style:style style:name="ce4" style:family="table-cell" style:parent-style-name="Default">
      <style:table-cell-properties fo:background-color="#00ff00" style:vertical-align="top"/>
      <style:text-properties style:text-position="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00ff00" fo:wrap-option="wrap" style:vertical-align="top"/>
      <style:text-properties style:text-position=""/>
    </style:style>
    <style:style style:name="ce8" style:family="table-cell" style:parent-style-name="Default">
      <style:table-cell-properties fo:background-color="#00ff00" style:vertical-align="top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Requirem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mikolons aus Artikelbeschreibung entfernen</text:p>
          </table:table-cell>
          <table:table-cell office:value-type="string">
            <text:p>Aman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eines L und großes i, 0 (Null) und großes o ausschließen bei Registrierungscode</text:p>
          </table:table-cell>
          <table:table-cell office:value-type="string">
            <text:p>Aman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 Betreff beim Versenden der Listen die Listennummer mit eintragen</text:p>
          </table:table-cell>
          <table:table-cell office:value-type="string">
            <text:p>Aman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ikelübersicht löschen und direkt in Artikelerfassung springen</text:p>
          </table:table-cell>
          <table:table-cell office:value-type="string">
            <text:p>Amanda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SV-Dateien alter Listen einlesen</text:p>
          </table:table-cell>
          <table:table-cell table:style-name="ce2" office:value-type="string">
            <text:p>Amanda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glische Version der Nachricht implementieren</text:p>
          </table:table-cell>
          <table:table-cell office:value-type="string">
            <text:p>Aman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tistic Seite erstelle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nn Event deaktiviert ist, in Benutzerseite Event auswählen und Listen anschaue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Listenübersicht Anzahl Artikel in Liste anzeige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nn kein Event gewählt wurde troztdem Listen anzeige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nn kein Event gewählt wurde alternativen Begrüßungstext anzeige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7" office:value-type="string">
            <text:p>Adressaufkleber für Artikel drucken (Button druckt 40 Etiketten mit Hinweis in Kopfzeile 'Adressetiketten auf weißem Papier order auf Papier mit Etikettenfarbe drucken'</text:p>
          </table:table-cell>
          <table:table-cell table:style-name="ce4" office:value-type="string">
            <text:p>Amanda</text:p>
          </table:table-cell>
        </table:table-row>
        <table:table-row table:style-name="ro1">
          <table:table-cell table:style-name="ce4"/>
          <table:table-cell table:style-name="ce4" office:value-type="string">
            <text:p>In Listenübersicht Anzahl registrierte und abgeschlossene Listen anzeigen</text:p>
          </table:table-cell>
          <table:table-cell table:style-name="ce4" office:value-type="string">
            <text:p>Amanda</text:p>
          </table:table-cell>
        </table:table-row>
        <table:table-row table:style-name="ro1">
          <table:table-cell table:style-name="ce4"/>
          <table:table-cell table:style-name="ce8" office:value-type="string">
            <text:p>Suchoptionen bei Benutzer Index ergänzen</text:p>
          </table:table-cell>
          <table:table-cell table:style-name="ce4" office:value-type="string">
            <text:p>Amanda</text:p>
          </table:table-cell>
        </table:table-row>
        <table:table-row table:style-name="ro1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1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1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1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1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1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1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1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1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1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3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1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1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1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1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4" table:number-rows-repeated="1048507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Issues" table:style-name="ta1">
        <table:table-column table:style-name="co4" table:default-cell-style-name="ce9"/>
        <table:table-column table:style-name="co5" table:number-columns-repeated="2" table:default-cell-style-name="ce9"/>
        <table:table-row table:style-name="ro1">
          <table:table-cell office:value-type="string">
            <text:p>Error Message</text:p>
          </table:table-cell>
          <table:table-cell office:value-type="string">
            <text:p>Malicous Code</text:p>
          </table:table-cell>
          <table:table-cell office:value-type="string">
            <text:p>Fix</text:p>
          </table:table-cell>
        </table:table-row>
        <table:table-row table:style-name="ro6">
          <table:table-cell office:value-type="string">
            <text:p>Started GET "/de/users/74/lists/79/print_labels" for 217.85.187.182 at 2013-09-1</text:p>
            <text:p>7 22:36:16 +0200</text:p>
            <text:p>Processing by ListsController#print_labels as PDF</text:p>
            <text:p><text:s text:c="2"/>Parameters: {"locale"=&gt;"de", "user_id"=&gt;"74", "id"=&gt;"79"}</text:p>
            <text:p>Completed 500 Internal Server Error in 157ms</text:p>
            <text:p/>
            <text:p>NoMethodError (undefined method `[]' for nil:NilClass):</text:p>
            <text:p><text:s text:c="2"/>app/models/list.rb:330:in `block (4 levels) in create_pdf_labels'</text:p>
            <text:p><text:s text:c="2"/>app/models/list.rb:326:in `block (3 levels) in create_pdf_labels'</text:p>
            <text:p><text:s text:c="2"/>app/models/list.rb:325:in `step'</text:p>
            <text:p><text:s text:c="2"/>app/models/list.rb:325:in `block (2 levels) in create_pdf_labels'</text:p>
            <text:p><text:s text:c="2"/>app/models/list.rb:324:in `step'</text:p>
            <text:p><text:s text:c="2"/>app/models/list.rb:324:in `block in create_pdf_labels'</text:p>
            <text:p><text:s text:c="2"/>app/models/list.rb:323:in `upto'</text:p>
            <text:p><text:s text:c="2"/>app/models/list.rb:323:in `create_pdf_labels'</text:p>
            <text:p><text:s text:c="2"/>app/models/list.rb:267:in `labels_pdf'</text:p>
            <text:p><text:s text:c="2"/>app/controllers/lists_controller.rb:40:in `block (2 levels) in print_labels'</text:p>
            <text:p><text:s text:c="2"/>app/controllers/lists_controller.rb:37:in `print_labels'</text:p>
            <text:p/>
          </table:table-cell>
          <table:table-cell office:value-type="string">
            <text:p>pages = (</text:p>
            <text:p><text:s text:c="14"/>(items_list.size / 20) + (0.5 * items_list.size % 20 &gt; 0 ? 1 : 0)</text:p>
            <text:p><text:s text:c="12"/>).round</text:p>
          </table:table-cell>
          <table:table-cell office:value-type="string">
            <text:p>pages = (</text:p>
            <text:p><text:s text:c="14"/>(items_list.size / 20) + (0.5 *<text:span text:style-name="T1"> (items_list.size % 20)</text:span> &gt; 0 ? 1 : 0)</text:p>
            <text:p><text:s text:c="12"/>).round</text:p>
          </table:table-cell>
        </table:table-row>
        <table:table-row table:style-name="ro7">
          <table:table-cell table:style-name="Default" office:value-type="string">
            <text:p>Started GET "/de/lists" for 79.211.102.112 at 2013-09-19 22:28:23 +0200</text:p>
            <text:p>Processing by ListsController#index as HTML</text:p>
            <text:p><text:s text:c="2"/>Parameters: {"locale"=&gt;"de"}</text:p>
            <text:p><text:s text:c="2"/>Rendered lists/index.html.erb within layouts/application (2.8ms)</text:p>
            <text:p>Completed 500 Internal Server Error in 6ms</text:p>
            <text:p/>
            <text:p>ActionView::Template::Error (undefined method `title' for nil:NilClass):</text:p>
            <text:p><text:s text:c="4"/>15: <text:s text:c="6"/>&lt;div class="span4"&gt;</text:p>
            <text:p><text:s text:c="4"/>16: <text:s text:c="8"/>&lt;article&gt;</text:p>
            <text:p><text:s text:c="4"/>17: <text:s text:c="10"/>&lt;header&gt;</text:p>
            <text:p><text:s text:c="4"/>18: <text:s text:c="12"/>&lt;h5&gt;&lt;%= @event.title %&gt;&lt;/h5&gt;</text:p>
            <text:p><text:s text:c="4"/>19: <text:s text:c="10"/>&lt;/header&gt;</text:p>
            <text:p><text:s text:c="4"/>20: <text:s text:c="10"/>&lt;section&gt;</text:p>
            <text:p><text:s text:c="4"/>21: <text:s text:c="12"/>&lt;table&gt;</text:p>
            <text:p><text:s text:c="2"/>app/views/lists/index.html.erb:18:in `_app_views_lists_index_html_erb___1234163801980570737_70307373216840'</text:p>
            <text:p><text:s text:c="2"/>app/controllers/lists_controller.rb:17:in `index'</text:p>
            <text:p/>
          </table:table-cell>
          <table:table-cell table:style-name="Default" table:number-columns-repeated="2"/>
        </table:table-row>
        <table:table-row table:style-name="ro9">
          <table:table-cell table:style-name="Default" office:value-type="string">
            <text:p>Started GET "/de/users/76/lists/41/print_labels" for 79.211.102.112 at 2013-09-1</text:p>
            <text:p>9 21:46:29 +0200</text:p>
            <text:p>Processing by ListsController#print_labels as PDF</text:p>
            <text:p><text:s text:c="2"/>Parameters: {"locale"=&gt;"de", "user_id"=&gt;"76", "id"=&gt;"41"}</text:p>
            <text:p>Completed 500 Internal Server Error in 89ms</text:p>
            <text:p/>
            <text:p>Prawn::Errors::InvalidTableData (data must be a two dimensional array of cellabl</text:p>
            <text:p>e objects):</text:p>
            <text:p><text:s text:c="2"/>app/models/list.rb:351:in `block (5 levels) in create_pdf_labels'</text:p>
            <text:p><text:s text:c="2"/>app/models/list.rb:347:in `block (4 levels) in create_pdf_labels'</text:p>
            <text:p><text:s text:c="2"/>app/models/list.rb:326:in `block (3 levels) in create_pdf_labels'</text:p>
            <text:p><text:s text:c="2"/>app/models/list.rb:325:in `step'</text:p>
            <text:p><text:s text:c="2"/>app/models/list.rb:325:in `block (2 levels) in create_pdf_labels'</text:p>
            <text:p><text:s text:c="2"/>app/models/list.rb:324:in `step'</text:p>
            <text:p><text:s text:c="2"/>app/models/list.rb:324:in `block in create_pdf_labels'</text:p>
            <text:p><text:s text:c="2"/>app/models/list.rb:323:in `upto'</text:p>
            <text:p><text:s text:c="2"/>app/models/list.rb:323:in `create_pdf_labels'</text:p>
            <text:p><text:s text:c="2"/>app/models/list.rb:267:in `labels_pdf'</text:p>
            <text:p><text:s text:c="2"/>app/controllers/lists_controller.rb:40:in `block (2 levels) in print_labels'</text:p>
            <text:p><text:s text:c="2"/>app/controllers/lists_controller.rb:37:in `print_labels'</text:p>
            <text:p/>
          </table:table-cell>
          <table:table-cell table:style-name="Default" table:number-columns-repeated="2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4"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C$1:.C1])" office:value-type="float" office:value="1">
            <text:p>1</text:p>
          </table:table-cell>
        </table:table-row>
        <table:table-row table:style-name="ro4">
          <table:table-cell office:value-type="string">
            <text:p>n+1</text:p>
          </table:table-cell>
          <table:table-cell table:formula="of:=[.B1]+1" office:value-type="float" office:value="15">
            <text:p>15</text:p>
          </table:table-cell>
          <table:table-cell table:formula="of:=[.C1]+1" office:value-type="float" office:value="2">
            <text:p>2</text:p>
          </table:table-cell>
          <table:table-cell table:formula="of:=SUM([.C$1:.C2])" office:value-type="float" office:value="3">
            <text:p>3</text:p>
          </table:table-cell>
        </table:table-row>
        <table:table-row table:style-name="ro4">
          <table:table-cell office:value-type="string">
            <text:p>n(n+1)</text:p>
          </table:table-cell>
          <table:table-cell table:formula="of:=[.B1]*[.B2]/2" office:value-type="float" office:value="105">
            <text:p>105</text:p>
          </table:table-cell>
          <table:table-cell table:formula="of:=[.C2]+1" office:value-type="float" office:value="3">
            <text:p>3</text:p>
          </table:table-cell>
          <table:table-cell table:formula="of:=SUM([.C$1:.C3])" office:value-type="float" office:value="6">
            <text:p>6</text:p>
          </table:table-cell>
        </table:table-row>
        <table:table-row table:style-name="ro4">
          <table:table-cell table:number-columns-repeated="2"/>
          <table:table-cell table:formula="of:=[.C3]+1" office:value-type="float" office:value="4">
            <text:p>4</text:p>
          </table:table-cell>
          <table:table-cell table:formula="of:=SUM([.C$1:.C4])" office:value-type="float" office:value="10">
            <text:p>10</text:p>
          </table:table-cell>
        </table:table-row>
        <table:table-row table:style-name="ro4">
          <table:table-cell table:number-columns-repeated="2"/>
          <table:table-cell table:formula="of:=[.C4]+1" office:value-type="float" office:value="5">
            <text:p>5</text:p>
          </table:table-cell>
          <table:table-cell table:formula="of:=SUM([.C$1:.C5])" office:value-type="float" office:value="15">
            <text:p>15</text:p>
          </table:table-cell>
        </table:table-row>
        <table:table-row table:style-name="ro4">
          <table:table-cell table:number-columns-repeated="2"/>
          <table:table-cell table:formula="of:=[.C5]+1" office:value-type="float" office:value="6">
            <text:p>6</text:p>
          </table:table-cell>
          <table:table-cell table:formula="of:=SUM([.C$1:.C6])" office:value-type="float" office:value="21">
            <text:p>21</text:p>
          </table:table-cell>
        </table:table-row>
        <table:table-row table:style-name="ro4">
          <table:table-cell table:number-columns-repeated="2"/>
          <table:table-cell table:formula="of:=[.C6]+1" office:value-type="float" office:value="7">
            <text:p>7</text:p>
          </table:table-cell>
          <table:table-cell table:formula="of:=SUM([.C$1:.C7])" office:value-type="float" office:value="28">
            <text:p>28</text:p>
          </table:table-cell>
        </table:table-row>
        <table:table-row table:style-name="ro4">
          <table:table-cell table:number-columns-repeated="2"/>
          <table:table-cell table:formula="of:=[.C7]+1" office:value-type="float" office:value="8">
            <text:p>8</text:p>
          </table:table-cell>
          <table:table-cell table:formula="of:=SUM([.C$1:.C8])" office:value-type="float" office:value="36">
            <text:p>36</text:p>
          </table:table-cell>
        </table:table-row>
        <table:table-row table:style-name="ro4">
          <table:table-cell table:number-columns-repeated="2"/>
          <table:table-cell table:formula="of:=[.C8]+1" office:value-type="float" office:value="9">
            <text:p>9</text:p>
          </table:table-cell>
          <table:table-cell table:formula="of:=SUM([.C$1:.C9])" office:value-type="float" office:value="45">
            <text:p>45</text:p>
          </table:table-cell>
        </table:table-row>
        <table:table-row table:style-name="ro4">
          <table:table-cell table:number-columns-repeated="2"/>
          <table:table-cell table:formula="of:=[.C9]+1" office:value-type="float" office:value="10">
            <text:p>10</text:p>
          </table:table-cell>
          <table:table-cell table:formula="of:=SUM([.C$1:.C10])" office:value-type="float" office:value="55">
            <text:p>55</text:p>
          </table:table-cell>
        </table:table-row>
        <table:table-row table:style-name="ro4">
          <table:table-cell table:number-columns-repeated="2"/>
          <table:table-cell table:formula="of:=[.C10]+1" office:value-type="float" office:value="11">
            <text:p>11</text:p>
          </table:table-cell>
          <table:table-cell table:formula="of:=SUM([.C$1:.C11])" office:value-type="float" office:value="66">
            <text:p>66</text:p>
          </table:table-cell>
        </table:table-row>
        <table:table-row table:style-name="ro4">
          <table:table-cell table:number-columns-repeated="2"/>
          <table:table-cell table:formula="of:=[.C11]+1" office:value-type="float" office:value="12">
            <text:p>12</text:p>
          </table:table-cell>
          <table:table-cell table:formula="of:=SUM([.C$1:.C12])" office:value-type="float" office:value="78">
            <text:p>78</text:p>
          </table:table-cell>
        </table:table-row>
        <table:table-row table:style-name="ro4">
          <table:table-cell table:number-columns-repeated="2"/>
          <table:table-cell table:formula="of:=[.C12]+1" office:value-type="float" office:value="13">
            <text:p>13</text:p>
          </table:table-cell>
          <table:table-cell table:formula="of:=SUM([.C$1:.C13])" office:value-type="float" office:value="91">
            <text:p>91</text:p>
          </table:table-cell>
        </table:table-row>
        <table:table-row table:style-name="ro4">
          <table:table-cell table:number-columns-repeated="2"/>
          <table:table-cell table:formula="of:=[.C13]+1" office:value-type="float" office:value="14">
            <text:p>14</text:p>
          </table:table-cell>
          <table:table-cell table:formula="of:=SUM([.C$1:.C14])" office:value-type="float" office:value="105">
            <text:p>105</text:p>
          </table:table-cell>
        </table:table-row>
        <table:table-row table:style-name="ro4">
          <table:table-cell table:number-columns-repeated="2"/>
          <table:table-cell table:formula="of:=[.C14]+1" office:value-type="float" office:value="15">
            <text:p>15</text:p>
          </table:table-cell>
          <table:table-cell table:formula="of:=SUM([.C$1:.C15])" office:value-type="float" office:value="120">
            <text:p>120</text:p>
          </table:table-cell>
        </table:table-row>
        <table:table-row table:style-name="ro4">
          <table:table-cell table:number-columns-repeated="2"/>
          <table:table-cell table:formula="of:=[.C15]+1" office:value-type="float" office:value="16">
            <text:p>16</text:p>
          </table:table-cell>
          <table:table-cell table:formula="of:=SUM([.C$1:.C16])" office:value-type="float" office:value="136">
            <text:p>136</text:p>
          </table:table-cell>
        </table:table-row>
        <table:table-row table:style-name="ro4">
          <table:table-cell table:number-columns-repeated="2"/>
          <table:table-cell table:formula="of:=[.C16]+1" office:value-type="float" office:value="17">
            <text:p>17</text:p>
          </table:table-cell>
          <table:table-cell table:formula="of:=SUM([.C$1:.C17])" office:value-type="float" office:value="153">
            <text:p>153</text:p>
          </table:table-cell>
        </table:table-row>
      </table:table>
      <table:named-expressions/>
      <table:database-ranges>
        <table:database-range table:name="__Anonymous_Sheet_DB__0" table:target-range-address="Requirements.A1:Requirements.C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12-03T19:13:15</dc:date>
    <dc:creator>Pierre Sugar</dc:creator>
    <meta:editing-duration>P32DT19H57M15S</meta:editing-duration>
    <meta:editing-cycles>74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82" meta:object-count="0"/>
  </office:meta>
</office:document-meta>
</file>